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f3a447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f3a447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f3a447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Välkommen till " ... " värld.</text:span></text:p>
      <text:p text:style-name="P1"><text:span text:style-name="T1">[ENTER YOUR NAME]</text:span></text:p>
      <text:p text:style-name="P1"><text:span text:style-name="T1">Ett ljud får dig att plötsligt vakna upp. Sömndrucken ser du dig omkring. I lägereldens flammande sken skymtar du något. Ljudet igen, det är ett ljud som inte går att ta fel på.<text:line-break/>Morrandes med blottade tänder närmar sig den fullvuxna vargen.</text:span></text:p>
      <text:p text:style-name="P1"><text:span text:style-name="T1">[</text:span><text:span text:style-name="T2">ATTACKERA</text:span><text:span text:style-name="T3"><text:s/>ELLER FLY]<text:line-break/>Vill du sträcka dig efter svärdet och försöka dräpa vargen eller vill du försöka fly? [Attack] eller [fly]</text:span></text:p>
      <text:p text:style-name="P1"><text:span text:style-name="T4">[ATTACKERA]<text:line-break/></text:span><text:span text:style-name="T5">Du attackerar vargen<text:s text:c="2"/>- Strid()</text:span><text:span text:style-name="T6"><text:line-break/></text:span><text:span text:style-name="T7"/></text:p>
      <text:p text:style-name="P1"><text:span text:style-name="T7">[FLY]<text:line-break/>Du försöker att fly men snubblar klumpigt och faller, vargen är nära nu, du blir tvungen att slåss!</text:span></text:p>
      <text:p text:style-name="P1"><text:span text:style-name="T8">[ATTACKERA]</text:span></text:p>
      <text:p text:style-name="P1"><text:span text:style-name="T9">Det var en tuff strid men du klarade dig. Haltandes går du längst den gamla skogstigen.<text:line-break/>Något prasslar till i skogen vid sidan av stigen.</text:span></text:p>
      <text:p text:style-name="P1"><text:span text:style-name="T9">[UNDERSÖKA ELLER<text:s/></text:span><text:span text:style-name="T10">FORTSÄTT GÅ</text:span><text:span text:style-name="T11">]<text:line-break/>Vill du undersöka vad ljudet kom från eller vill du fortsätta framåt? </text:span></text:p>
      <text:p text:style-name="P1"><text:span text:style-name="T11">[UNDERSÖKA]<text:line-break/>Ljudet kommer från en orc som </text:span></text:p>
      <text:p text:style-name="P1"><text:span text:style-name="T12">[FORTSÄTTA GÅ]<text:line-break/></text:span><text:span text:style-name="T13">Efter en stund skymtar du längre fram ett gulaktigt sken. Skenet kommer från ett hus som ligger vid skogens slut.</text:span></text:p>
      <text:p text:style-name="P1"><text:span text:style-name="T13">[</text:span><text:span text:style-name="T14">UNDERSÖKA HUSET<text:s/></text:span><text:span text:style-name="T15">eller FORTSÄTT GÅ]</text:span></text:p>
      <text:p text:style-name="P1"><text:span text:style-name="T16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